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date-style style:name="N2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20036"/>
    <style:style style:name="ce2" style:family="table-cell" style:parent-style-name="Default" style:data-style-name="N10000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3" style:family="table-cell" style:parent-style-name="Default" style:data-style-name="N10002"/>
    <style:style style:name="ce4" style:family="table-cell" style:parent-style-name="Default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Konksing</text:p>
          </table:table-cell>
          <table:table-cell table:style-name="ce2" table:formula="of:=RANDBETWEEN(10; 1000)" office:value-type="float" office:value="95" calcext:value-type="float">
            <text:p>95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ancof</text:p>
          </table:table-cell>
          <table:table-cell table:style-name="ce2" table:formula="of:=RANDBETWEEN(10; 1000)" office:value-type="float" office:value="917" calcext:value-type="float">
            <text:p>917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xtom</text:p>
          </table:table-cell>
          <table:table-cell table:style-name="ce2" table:formula="of:=RANDBETWEEN(10; 1000)" office:value-type="float" office:value="694" calcext:value-type="float">
            <text:p>69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Hot Ex</text:p>
          </table:table-cell>
          <table:table-cell table:style-name="ce2" table:formula="of:=RANDBETWEEN(10; 1000)" office:value-type="float" office:value="976" calcext:value-type="float">
            <text:p>97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Lightin</text:p>
          </table:table-cell>
          <table:table-cell table:style-name="ce2" table:formula="of:=RANDBETWEEN(10; 1000)" office:value-type="float" office:value="786" calcext:value-type="float">
            <text:p>786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Vaiaing</text:p>
          </table:table-cell>
          <table:table-cell table:style-name="ce2" table:formula="of:=RANDBETWEEN(10; 1000)" office:value-type="float" office:value="915" calcext:value-type="float">
            <text:p>91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Лист2" table:style-name="ta1">
        <table:table-column table:style-name="co1" table:default-cell-style-name="Default"/>
        <table:table-column table:style-name="co1" table:default-cell-style-name="ce4"/>
        <table:table-row table:style-name="ro1">
          <table:table-cell office:value-type="float" office:value="1" calcext:value-type="float">
            <text:p>1</text:p>
          </table:table-cell>
          <table:table-cell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Water" calcext:value-type="string">
            <text:p>Wa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Cakes" calcext:value-type="string">
            <text:p>Cak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HOOSE(     RANDBETWEEN(1; 10);&quot;Air Fresheners&quot;;&quot;Bath Products&quot;;&quot;Cakes&quot;;&quot;Candy&quot;;&quot;Dental Care&quot;;&quot;Health &amp; Medicine&quot;;&quot;Juices&quot;;&quot;Snacks&quot;;&quot;Tea &amp; Coffee&quot;;&quot;Water&quot;)" office:value-type="string" office:string-value="Juices" calcext:value-type="string">
            <text:p>Juic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Cand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.00.0000</text:date>, <text:time style:data-style-name="N2" text:time-value="15:46:52.431310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Myasnov</meta:initial-creator>
    <meta:creation-date>2016-03-25T16:56:15.576828615</meta:creation-date>
    <dc:date>2016-04-22T16:00:08.164885135</dc:date>
    <dc:creator>Alexander  Myasnov</dc:creator>
    <meta:editing-duration>PT1H12M51S</meta:editing-duration>
    <meta:editing-cycles>12</meta:editing-cycles>
    <meta:generator>LibreOffice/5.1.1.2$Linux_X86_64 LibreOffice_project/10m0$Build-2</meta:generator>
    <meta:document-statistic meta:table-count="2" meta:cell-count="32" meta:object-count="0"/>
  </office:meta>
</office:document-meta>
</file>